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0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0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0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0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0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9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9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9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9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9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8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8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8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388" calcext:value-type="float">
            <text:p>69.1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8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8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2464" calcext:value-type="float">
            <text:p>68.4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9416" calcext:value-type="float">
            <text:p>68.4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8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8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3168" calcext:value-type="float">
            <text:p>65.7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7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7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</text:p>
          </table:table-cell>
          <table:table-cell office:value-type="string" calcext:value-type="string">
            <text:p>NHP-WC-012</text:p>
          </table:table-cell>
          <table:table-cell office:value-type="string" calcext:value-type="string">
            <text:p>1968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